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DeserForMethod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xIn.MixIn( @ JSONField ( name = "name" ) String name , @ JSONField ( name = "age" ) String age , @ JSONField ( name = "student" ) Object stu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Class2.BaseClass2( String name , String age , Object stu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xinDeserForMethod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Class.BaseClass( @ JSONField ( name = "name" ) String name , @ JSONField ( name = "age" ) String age , @ JSONField ( name = "student" ) Object stu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